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864cm"/>
    </style:style>
    <style:style style:name="co5" style:family="table-column">
      <style:table-column-properties fo:break-before="auto" style:column-width="14.573cm"/>
    </style:style>
    <style:style style:name="co6" style:family="table-column">
      <style:table-column-properties fo:break-before="auto" style:column-width="2.584cm"/>
    </style:style>
    <style:style style:name="co7" style:family="table-column">
      <style:table-column-properties fo:break-before="auto" style:column-width="1.3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2">
          <table:table-cell office:value-type="string">
            <text:p>FID-Werte zwischen generierten </text:p>
            <text:p>und realen schwierigen Bildern,</text:p>
            <text:p>bei unterschiedlichem Vorgehen</text:p>
            <text:p>der Generierung schwieriger Bilder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ethoden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trainiere CycleGAN darauf, reale-einfache in reale schwierige Bilder zu übersetzen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 1</text:p>
          </table:table-cell>
          <table:table-cell office:value-type="string">
            <text:p>generiere schwierige Bilder aus realen einfachen Bilder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 2</text:p>
          </table:table-cell>
          <table:table-cell office:value-type="string">
            <text:p>generiere schwierige Bilder aus generierten einfachen Bilder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trainiere CycleGAN darauf, synthethische Bilder in reale schwierige Bilder zu übersetzen.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office:value-type="string">
            <text:p>lade Modell A, finetuning mit generierten-einfachen Bildern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epoch\method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232.286681">
            <text:p>232.29</text:p>
          </table:table-cell>
          <table:table-cell office:value-type="float" office:value="218.784485">
            <text:p>218.78</text:p>
          </table:table-cell>
          <table:table-cell office:value-type="float" office:value="210.006937">
            <text:p>210.01</text:p>
          </table:table-cell>
          <table:table-cell office:value-type="float" office:value="97.541973">
            <text:p>97.54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176.747898">
            <text:p>176.75</text:p>
          </table:table-cell>
          <table:table-cell office:value-type="float" office:value="168.711847">
            <text:p>168.71</text:p>
          </table:table-cell>
          <table:table-cell office:value-type="float" office:value="153.127026">
            <text:p>153.13</text:p>
          </table:table-cell>
          <table:table-cell office:value-type="float" office:value="87.375287">
            <text:p>87.38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float" office:value="134.831036">
            <text:p>134.83</text:p>
          </table:table-cell>
          <table:table-cell office:value-type="float" office:value="141.952582">
            <text:p>141.95</text:p>
          </table:table-cell>
          <table:table-cell office:value-type="float" office:value="139.707845">
            <text:p>139.71</text:p>
          </table:table-cell>
          <table:table-cell office:value-type="float" office:value="88.796331">
            <text:p>88.8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114.129597">
            <text:p>114.13</text:p>
          </table:table-cell>
          <table:table-cell office:value-type="float" office:value="114.055649">
            <text:p>114.06</text:p>
          </table:table-cell>
          <table:table-cell office:value-type="float" office:value="116.953429">
            <text:p>116.95</text:p>
          </table:table-cell>
          <table:table-cell office:value-type="float" office:value="80.473238">
            <text:p>80.47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167.963374">
            <text:p>167.96</text:p>
          </table:table-cell>
          <table:table-cell office:value-type="float" office:value="171.923994">
            <text:p>171.92</text:p>
          </table:table-cell>
          <table:table-cell office:value-type="float" office:value="107.568013">
            <text:p>107.57</text:p>
          </table:table-cell>
          <table:table-cell office:value-type="float" office:value="85.978856">
            <text:p>85.98</text:p>
          </table:table-cell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float" office:value="106.458572">
            <text:p>106.46</text:p>
          </table:table-cell>
          <table:table-cell office:value-type="float" office:value="106.682497">
            <text:p>106.68</text:p>
          </table:table-cell>
          <table:table-cell office:value-type="float" office:value="126.416607">
            <text:p>126.42</text:p>
          </table:table-cell>
          <table:table-cell office:value-type="float" office:value="95.160256">
            <text:p>95.16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float" office:value="129.529059">
            <text:p>129.53</text:p>
          </table:table-cell>
          <table:table-cell office:value-type="float" office:value="127.948656">
            <text:p>127.95</text:p>
          </table:table-cell>
          <table:table-cell office:value-type="float" office:value="94.377525">
            <text:p>94.38</text:p>
          </table:table-cell>
          <table:table-cell office:value-type="float" office:value="95.743159">
            <text:p>95.74</text:p>
          </table:table-cell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114.678602">
            <text:p>114.68</text:p>
          </table:table-cell>
          <table:table-cell office:value-type="float" office:value="107.118842">
            <text:p>107.12</text:p>
          </table:table-cell>
          <table:table-cell office:value-type="float" office:value="116.751494">
            <text:p>116.75</text:p>
          </table:table-cell>
          <table:table-cell office:value-type="float" office:value="93.206708">
            <text:p>93.21</text:p>
          </table:table-cell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90.834666">
            <text:p>90.83</text:p>
          </table:table-cell>
          <table:table-cell office:value-type="float" office:value="99.688313">
            <text:p>99.69</text:p>
          </table:table-cell>
          <table:table-cell office:value-type="float" office:value="102.456677">
            <text:p>102.46</text:p>
          </table:table-cell>
          <table:table-cell office:value-type="float" office:value="88.98094">
            <text:p>88.98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95.653446">
            <text:p>95.65</text:p>
          </table:table-cell>
          <table:table-cell office:value-type="float" office:value="109.3511">
            <text:p>109.35</text:p>
          </table:table-cell>
          <table:table-cell office:value-type="float" office:value="99.603328">
            <text:p>99.6</text:p>
          </table:table-cell>
          <table:table-cell office:value-type="float" office:value="109.161377">
            <text:p>109.16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style-name="ce1" office:value-type="float" office:value="73.772762">
            <text:p>73.77</text:p>
          </table:table-cell>
          <table:table-cell office:value-type="float" office:value="88.784758">
            <text:p>88.78</text:p>
          </table:table-cell>
          <table:table-cell office:value-type="float" office:value="103.924861">
            <text:p>103.92</text:p>
          </table:table-cell>
          <table:table-cell office:value-type="float" office:value="85.669182">
            <text:p>85.67</text:p>
          </table:table-cell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84.025317">
            <text:p>84.03</text:p>
          </table:table-cell>
          <table:table-cell office:value-type="float" office:value="91.547819">
            <text:p>91.55</text:p>
          </table:table-cell>
          <table:table-cell office:value-type="float" office:value="86.672169">
            <text:p>86.67</text:p>
          </table:table-cell>
          <table:table-cell office:value-type="float" office:value="79.128432">
            <text:p>79.13</text:p>
          </table:table-cell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86.072925">
            <text:p>86.07</text:p>
          </table:table-cell>
          <table:table-cell office:value-type="float" office:value="91.417401">
            <text:p>91.42</text:p>
          </table:table-cell>
          <table:table-cell office:value-type="float" office:value="120.605554">
            <text:p>120.61</text:p>
          </table:table-cell>
          <table:table-cell office:value-type="float" office:value="74.533016">
            <text:p>74.53</text:p>
          </table:table-cell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84.564774">
            <text:p>84.56</text:p>
          </table:table-cell>
          <table:table-cell office:value-type="float" office:value="93.241874">
            <text:p>93.24</text:p>
          </table:table-cell>
          <table:table-cell office:value-type="float" office:value="92.446935">
            <text:p>92.45</text:p>
          </table:table-cell>
          <table:table-cell office:value-type="float" office:value="79.584712">
            <text:p>79.58</text:p>
          </table:table-cell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office:value-type="float" office:value="82.240941">
            <text:p>82.24</text:p>
          </table:table-cell>
          <table:table-cell office:value-type="float" office:value="90.010864">
            <text:p>90.01</text:p>
          </table:table-cell>
          <table:table-cell office:value-type="float" office:value="113.111328">
            <text:p>113.11</text:p>
          </table:table-cell>
          <table:table-cell office:value-type="float" office:value="76.337447">
            <text:p>76.34</text:p>
          </table:table-cell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82.574919">
            <text:p>82.57</text:p>
          </table:table-cell>
          <table:table-cell office:value-type="float" office:value="99.374429">
            <text:p>99.37</text:p>
          </table:table-cell>
          <table:table-cell office:value-type="float" office:value="84.634004">
            <text:p>84.63</text:p>
          </table:table-cell>
          <table:table-cell office:value-type="float" office:value="86.533558">
            <text:p>86.53</text:p>
          </table:table-cell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88.049586">
            <text:p>88.05</text:p>
          </table:table-cell>
          <table:table-cell office:value-type="float" office:value="101.50287">
            <text:p>101.5</text:p>
          </table:table-cell>
          <table:table-cell office:value-type="float" office:value="102.698761">
            <text:p>102.7</text:p>
          </table:table-cell>
          <table:table-cell office:value-type="float" office:value="80.025872">
            <text:p>80.03</text:p>
          </table:table-cell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80.664601">
            <text:p>80.66</text:p>
          </table:table-cell>
          <table:table-cell office:value-type="float" office:value="95.342387">
            <text:p>95.34</text:p>
          </table:table-cell>
          <table:table-cell table:style-name="ce1" office:value-type="float" office:value="78.50856">
            <text:p>78.51</text:p>
          </table:table-cell>
          <table:table-cell office:value-type="float" office:value="94.47667">
            <text:p>94.48</text:p>
          </table:table-cell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79.133339">
            <text:p>79.13</text:p>
          </table:table-cell>
          <table:table-cell office:value-type="float" office:value="88.668574">
            <text:p>88.67</text:p>
          </table:table-cell>
          <table:table-cell office:value-type="float" office:value="94.246204">
            <text:p>94.25</text:p>
          </table:table-cell>
          <table:table-cell office:value-type="float" office:value="91.097926">
            <text:p>91.1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float" office:value="76.237066">
            <text:p>76.24</text:p>
          </table:table-cell>
          <table:table-cell table:style-name="ce1" office:value-type="float" office:value="85.330202">
            <text:p>85.33</text:p>
          </table:table-cell>
          <table:table-cell office:value-type="float" office:value="90.4111">
            <text:p>90.41</text:p>
          </table:table-cell>
          <table:table-cell table:style-name="ce1" office:value-type="float" office:value="73.825224">
            <text:p>73.8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Best: </text:p>
          </table:table-cell>
          <table:table-cell table:formula="of:=MIN([.G16:.G35])" office:value-type="float" office:value="73.772762">
            <text:p>73.77</text:p>
          </table:table-cell>
          <table:table-cell table:formula="of:=MIN([.H16:.H35])" office:value-type="float" office:value="85.330202">
            <text:p>85.33</text:p>
          </table:table-cell>
          <table:table-cell table:formula="of:=MIN([.I16:.I35])" office:value-type="float" office:value="78.50856">
            <text:p>78.51</text:p>
          </table:table-cell>
          <table:table-cell table:formula="of:=MIN([.J16:.J35])" office:value-type="float" office:value="73.825224">
            <text:p>73.8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08.08.2020</text:date>, <text:time>12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49S</meta:editing-duration>
    <meta:editing-cycles>4</meta:editing-cycles>
    <meta:generator>OpenOffice/4.1.6$Win32 OpenOffice.org_project/416m1$Build-9790</meta:generator>
    <dc:date>2020-08-08T12:24:59.61</dc:date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